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17in" style:rel-column-width="6545*"/>
    </style:style>
    <style:style style:name="Table1.B" style:family="table-column">
      <style:table-column-properties style:column-width="0.6847in" style:rel-column-width="6479*"/>
    </style:style>
    <style:style style:name="Table1.C" style:family="table-column">
      <style:table-column-properties style:column-width="0.8104in" style:rel-column-width="7669*"/>
    </style:style>
    <style:style style:name="Table1.E" style:family="table-column">
      <style:table-column-properties style:column-width="0.8792in" style:rel-column-width="8320*"/>
    </style:style>
    <style:style style:name="Table1.F" style:family="table-column">
      <style:table-column-properties style:column-width="0.7465in" style:rel-column-width="7064*"/>
    </style:style>
    <style:style style:name="Table1.G" style:family="table-column">
      <style:table-column-properties style:column-width="0.9382in" style:rel-column-width="8878*"/>
    </style:style>
    <style:style style:name="Table1.H" style:family="table-column">
      <style:table-column-properties style:column-width="1.0014in" style:rel-column-width="9476*"/>
    </style:style>
    <style:style style:name="Table1.I" style:family="table-column">
      <style:table-column-properties style:column-width="0.3632in" style:rel-column-width="34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611in" table:align="left"/>
    </style:style>
    <style:style style:name="Table2.A" style:family="table-column">
      <style:table-column-properties style:column-width="1.0646in"/>
    </style:style>
    <style:style style:name="Table2.B" style:family="table-column">
      <style:table-column-properties style:column-width="1.996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1c48ad" officeooo:paragraph-rsid="001c48ad" style:font-size-asian="8pt" style:font-size-complex="8pt"/>
    </style:style>
    <style:style style:name="P3" style:family="paragraph" style:parent-style-name="Table_20_Contents">
      <style:text-properties fo:font-size="8pt" officeooo:rsid="001dbaf0" officeooo:paragraph-rsid="001dbaf0" style:font-size-asian="8pt" style:font-size-complex="8pt"/>
    </style:style>
    <style:style style:name="P4" style:family="paragraph" style:parent-style-name="Table_20_Contents">
      <style:text-properties fo:font-size="8pt" fo:font-weight="bold" officeooo:rsid="001c48ad" officeooo:paragraph-rsid="001c48a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officeooo:rsid="001c48ad" officeooo:paragraph-rsid="001c48ad" fo:background-color="#fff200" style:font-size-asian="8pt" style:font-size-complex="8pt"/>
    </style:style>
    <style:style style:name="P6" style:family="paragraph" style:parent-style-name="Table_20_Contents">
      <style:text-properties fo:font-size="8pt" officeooo:rsid="001c48ad" officeooo:paragraph-rsid="001c48ad" fo:background-color="#72bf44" style:font-size-asian="8pt" style:font-size-complex="8pt"/>
    </style:style>
    <style:style style:name="P7" style:family="paragraph" style:parent-style-name="Table_20_Contents">
      <style:text-properties fo:font-size="8pt" officeooo:rsid="001c48ad" officeooo:paragraph-rsid="00264038" fo:background-color="#72bf44" style:font-size-asian="8pt" style:font-size-complex="8pt"/>
    </style:style>
    <style:style style:name="P8" style:family="paragraph" style:parent-style-name="Table_20_Contents">
      <style:text-properties fo:font-size="8pt" officeooo:rsid="00263d65" officeooo:paragraph-rsid="002026d0" fo:background-color="#72bf44" style:font-size-asian="8pt" style:font-size-complex="8pt"/>
    </style:style>
    <style:style style:name="P9" style:family="paragraph" style:parent-style-name="Table_20_Contents">
      <style:text-properties fo:font-size="8pt" officeooo:rsid="00264038" officeooo:paragraph-rsid="00264038" fo:background-color="#1b75bc" style:font-size-asian="8pt" style:font-size-complex="8pt"/>
    </style:style>
    <style:style style:name="P10" style:family="paragraph" style:parent-style-name="Table_20_Contents">
      <style:text-properties fo:font-size="8pt" officeooo:rsid="0027b29c" officeooo:paragraph-rsid="0027b29c" fo:background-color="#ef413d" style:font-size-asian="8pt" style:font-size-complex="8pt"/>
    </style:style>
    <style:style style:name="P11" style:family="paragraph" style:parent-style-name="Table_20_Contents">
      <style:text-properties fo:font-size="8pt" officeooo:rsid="0028fdf3" officeooo:paragraph-rsid="0028fdf3" fo:background-color="#ef413d" style:font-size-asian="8pt" style:font-size-complex="8pt"/>
    </style:style>
    <style:style style:name="P12" style:family="paragraph" style:parent-style-name="Table_20_Contents">
      <style:text-properties officeooo:rsid="002369c9" officeooo:paragraph-rsid="002369c9"/>
    </style:style>
    <style:style style:name="P13" style:family="paragraph" style:parent-style-name="Table_20_Contents">
      <style:text-properties fo:font-size="9pt" officeooo:rsid="002427bb" officeooo:paragraph-rsid="002427bb" fo:background-color="#fff200" style:font-size-asian="9pt" style:font-size-complex="9pt"/>
    </style:style>
    <style:style style:name="P14" style:family="paragraph" style:parent-style-name="Standard">
      <style:text-properties officeooo:rsid="001c48ad" officeooo:paragraph-rsid="001c48ad"/>
    </style:style>
    <style:style style:name="P15" style:family="paragraph" style:parent-style-name="Standard">
      <style:text-properties officeooo:paragraph-rsid="001c48ad"/>
    </style:style>
    <style:style style:name="P16" style:family="paragraph" style:parent-style-name="Table_20_Contents">
      <style:text-properties fo:font-size="8pt" officeooo:rsid="00254778" officeooo:paragraph-rsid="00254778" fo:background-color="#fff200" style:font-size-asian="8pt" style:font-size-complex="8pt"/>
    </style:style>
    <style:style style:name="P17" style:family="paragraph" style:parent-style-name="Table_20_Contents">
      <style:text-properties fo:font-size="8pt" officeooo:rsid="00263d65" officeooo:paragraph-rsid="00263d65" fo:background-color="#72bf44" style:font-size-asian="8pt" style:font-size-complex="8pt"/>
    </style:style>
    <style:style style:name="P18" style:family="paragraph" style:parent-style-name="Table_20_Contents">
      <style:text-properties fo:font-size="8pt" officeooo:rsid="001dbaf0" officeooo:paragraph-rsid="001dbaf0" style:font-size-asian="8pt" style:font-size-complex="8pt"/>
    </style:style>
    <style:style style:name="P19" style:family="paragraph" style:parent-style-name="Table_20_Contents">
      <style:text-properties fo:font-size="8pt" officeooo:rsid="001dbaf0" officeooo:paragraph-rsid="002f1cdf" style:font-size-asian="8pt" style:font-size-complex="8pt"/>
    </style:style>
    <style:style style:name="P20" style:family="paragraph" style:parent-style-name="Table_20_Contents">
      <style:text-properties fo:font-size="8pt" officeooo:rsid="002f1cdf" officeooo:paragraph-rsid="002f1cdf" style:font-size-asian="8pt" style:font-size-complex="8pt"/>
    </style:style>
    <style:style style:name="P21" style:family="paragraph" style:parent-style-name="Table_20_Contents">
      <style:text-properties fo:font-size="8pt" officeooo:rsid="001c48ad" officeooo:paragraph-rsid="001c48ad" fo:background-color="#f9a870" style:font-size-asian="8pt" style:font-size-complex="8pt"/>
    </style:style>
    <style:style style:name="P22" style:family="paragraph" style:parent-style-name="Table_20_Contents">
      <style:text-properties fo:font-size="8pt" officeooo:rsid="001dbaf0" officeooo:paragraph-rsid="001dbaf0" fo:background-color="#f9a870" style:font-size-asian="8pt" style:font-size-complex="8pt"/>
    </style:style>
    <style:style style:name="P23" style:family="paragraph" style:parent-style-name="Table_20_Contents">
      <style:text-properties officeooo:rsid="002f1cdf" officeooo:paragraph-rsid="002f1cdf"/>
    </style:style>
    <style:style style:name="P24" style:family="paragraph" style:parent-style-name="Table_20_Contents">
      <style:text-properties officeooo:rsid="003039f8" officeooo:paragraph-rsid="003039f8"/>
    </style:style>
    <style:style style:name="P25" style:family="paragraph" style:parent-style-name="Standard">
      <style:text-properties officeooo:rsid="001c48ad" officeooo:paragraph-rsid="001c48ad"/>
    </style:style>
    <style:style style:name="P26" style:family="paragraph" style:parent-style-name="Standard">
      <style:text-properties officeooo:paragraph-rsid="002d8454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c48ad" officeooo:paragraph-rsid="001c48ad" style:font-weight-asian="bold" style:font-weight-complex="bold"/>
    </style:style>
    <style:style style:name="T1" style:family="text">
      <style:text-properties officeooo:rsid="001dbaf0"/>
    </style:style>
    <style:style style:name="T2" style:family="text">
      <style:text-properties officeooo:rsid="00254778"/>
    </style:style>
    <style:style style:name="T3" style:family="text">
      <style:text-properties officeooo:rsid="002f1cdf" fo:background-color="#f9a870" loext:char-shading-value="0"/>
    </style:style>
    <style:style style:name="T4" style:family="text">
      <style:text-properties fo:background-color="#f9a870" loext:char-shading-value="0"/>
    </style:style>
    <style:style style:name="T5" style:family="text">
      <style:text-properties officeooo:rsid="0030b1e3" fo:background-color="#f9a870" loext:char-shading-value="0"/>
    </style:style>
    <style:style style:name="T6" style:family="text">
      <style:text-properties officeooo:rsid="00320a5a" fo:background-color="#f9a870" loext:char-shading-value="0"/>
    </style:style>
    <style:style style:name="T7" style:family="text">
      <style:text-properties officeooo:rsid="0032d387" fo:background-color="#f9a870" loext:char-shading-value="0"/>
    </style:style>
    <style:style style:name="T8" style:family="text">
      <style:text-properties officeooo:rsid="00335f05" fo:background-color="#f9a870" loext:char-shading-value="0"/>
    </style:style>
    <style:style style:name="T9" style:family="text">
      <style:text-properties officeooo:rsid="00317727"/>
    </style:style>
    <style:style style:name="T10" style:family="text">
      <style:text-properties officeooo:rsid="00335f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Academ1 fixtures STD1.yml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rows-spanned="3" table:number-columns-spanned="3" office:value-type="string">
            <text:p text:style-name="P2"/>
          </table:table-cell>
          <table:covered-table-cell/>
          <table:covered-table-cell/>
          <table:table-cell table:style-name="Table1.A1" office:value-type="string">
            <text:p text:style-name="P4">Eleve:</text:p>
          </table:table-cell>
          <table:table-cell table:style-name="Table1.A1" office:value-type="string">
            <text:p text:style-name="P4">ELEVE_1</text:p>
          </table:table-cell>
          <table:table-cell table:style-name="Table1.F1" table:number-rows-spanned="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4">Section:</text:p>
          </table:table-cell>
          <table:table-cell table:style-name="Table1.D2" office:value-type="string">
            <text:p text:style-name="P4">3em 8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4">Sequence:</text:p>
          </table:table-cell>
          <table:table-cell table:style-name="Table1.D2" office:value-type="string">
            <text:p text:style-name="P4">1er Tr<text:span text:style-name="T1">i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9">Field_Fr<text:span text:style-name="T10">#1</text:span></text:p>
            <text:p text:style-name="P5">Francais<text:span text:style-name="T10">#1</text:span></text:p>
            <text:p text:style-name="P10">francais<text:span text:style-name="T10">#2</text:span></text:p>
            <text:p text:style-name="P6">(prof_fr_1)<text:span text:style-name="T10">#1</text:span></text:p>
          </table:table-cell>
          <table:table-cell table:style-name="Table1.D2" office:value-type="string">
            <text:p text:style-name="P9">Field_Ang<text:span text:style-name="T10">#2</text:span></text:p>
            <text:p text:style-name="P16">Anglais<text:span text:style-name="T10">#2</text:span></text:p>
            <text:p text:style-name="P10">Anglais<text:span text:style-name="T10">#2</text:span></text:p>
            <text:p text:style-name="P17">(prof_ang_1)<text:span text:style-name="T10">#2</text:span></text:p>
          </table:table-cell>
          <table:table-cell table:style-name="Table1.D2" office:value-type="string">
            <text:p text:style-name="P9">Field_HG<text:span text:style-name="T10">#3</text:span></text:p>
            <text:p text:style-name="P16">Hist/Geo<text:span text:style-name="T10">#3</text:span></text:p>
            <text:p text:style-name="P10">Hist/Geo<text:span text:style-name="T10">#3</text:span></text:p>
            <text:p text:style-name="P8">(prof_hg_1)<text:span text:style-name="T10">#3</text:span></text:p>
          </table:table-cell>
          <table:table-cell table:style-name="Table1.D2" office:value-type="string">
            <text:p text:style-name="P9"><text:span text:style-name="T2">F</text:span>ield_ECOFA<text:span text:style-name="T10">#4</text:span></text:p>
            <text:p text:style-name="P16">ECOFA<text:span text:style-name="T10">#4</text:span></text:p>
            <text:p text:style-name="P11"><text:span text:style-name="T2">e</text:span>cofa<text:span text:style-name="T10">#4</text:span></text:p>
            <text:p text:style-name="P8">(prof_ECOFA_1)<text:span text:style-name="T10">#4</text:span></text:p>
          </table:table-cell>
          <table:table-cell table:style-name="Table1.D2" office:value-type="string">
            <text:p text:style-name="P9"><text:span text:style-name="T2">F</text:span>ield_Bio<text:span text:style-name="T10">#5</text:span></text:p>
            <text:p text:style-name="P16">Biologie<text:span text:style-name="T10">#5</text:span></text:p>
            <text:p text:style-name="P11">biologie<text:span text:style-name="T10">#5</text:span></text:p>
            <text:p text:style-name="P8">(prof_bio_1)<text:span text:style-name="T10">#5</text:span></text:p>
          </table:table-cell>
          <table:table-cell table:style-name="Table1.D2" office:value-type="string">
            <text:p text:style-name="P9"><text:span text:style-name="T2">F</text:span>ield_Maths<text:span text:style-name="T10">#6</text:span></text:p>
            <text:p text:style-name="P16">Maths<text:span text:style-name="T10">#6</text:span></text:p>
            <text:p text:style-name="P11"><text:span text:style-name="T2">m</text:span>aths<text:span text:style-name="T10">#6</text:span></text:p>
            <text:p text:style-name="P8">(prof_maths_1)<text:span text:style-name="T10">#6</text:span></text:p>
          </table:table-cell>
          <table:table-cell table:style-name="Table1.D2" office:value-type="string">
            <text:p text:style-name="P9"><text:span text:style-name="T2">F</text:span>ield_PC<text:span text:style-name="T10">#7</text:span></text:p>
            <text:p text:style-name="P16">Physique / Chimie<text:span text:style-name="T10">#7</text:span></text:p>
            <text:p text:style-name="P11"><text:span text:style-name="T2">p</text:span>hysique / chimie<text:span text:style-name="T10">#7</text:span></text:p>
            <text:p text:style-name="P8">(prof_pc_1)<text:span text:style-name="T10">#7</text:span></text:p>
          </table:table-cell>
          <table:table-cell table:style-name="Table1.I4" table:number-rows-spanned="5" office:value-type="string">
            <text:p text:style-name="P1"/>
          </table:table-cell>
        </table:table-row>
        <table:table-row>
          <table:table-cell table:style-name="Table1.D2" office:value-type="string">
            <text:p text:style-name="P21">1er Dev</text:p>
          </table:table-cell>
          <table:table-cell table:style-name="Table1.D2" office:value-type="string">
            <text:p text:style-name="P3">10 <text:span text:style-name="T3">(ev</text:span><text:span text:style-name="T7">#</text:span><text:span text:style-name="T3">1)</text:span></text:p>
          </table:table-cell>
          <table:table-cell table:style-name="Table1.D2" office:value-type="string">
            <text:p text:style-name="P3"><text:span text:style-name="T9">7.5</text:span> <text:span text:style-name="T3">(ev</text:span><text:span text:style-name="T6">5</text:span><text:span text:style-name="T7">#</text:span><text:span text:style-name="T3">)</text:span></text:p>
          </table:table-cell>
          <table:table-cell table:style-name="Table1.D2" office:value-type="string">
            <text:p text:style-name="P3">10 <text:span text:style-name="T3">(ev</text:span><text:span text:style-name="T7">#</text:span><text:span text:style-name="T6">9</text:span><text:span text:style-name="T3">)</text:span></text:p>
          </table:table-cell>
          <table:table-cell table:style-name="Table1.D2" office:value-type="string">
            <text:p text:style-name="P3">10 <text:span text:style-name="T3">(ev</text:span><text:span text:style-name="T7">#</text:span><text:span text:style-name="T6">13</text:span><text:span text:style-name="T3">)</text:span></text:p>
          </table:table-cell>
          <table:table-cell table:style-name="Table1.D2" office:value-type="string">
            <text:p text:style-name="P3">10 <text:span text:style-name="T3">(ev</text:span><text:span text:style-name="T7">#</text:span><text:span text:style-name="T3">1</text:span><text:span text:style-name="T8">7</text:span><text:span text:style-name="T3">)</text:span></text:p>
          </table:table-cell>
          <table:table-cell table:style-name="Table1.D2" office:value-type="string">
            <text:p text:style-name="P3">10 <text:span text:style-name="T3">(ev</text:span><text:span text:style-name="T7">#</text:span><text:span text:style-name="T6">2</text:span><text:span text:style-name="T8">1</text:span><text:span text:style-name="T3">)</text:span></text:p>
          </table:table-cell>
          <table:table-cell table:style-name="Table1.D2" office:value-type="string">
            <text:p text:style-name="P3">10 <text:span text:style-name="T3">(ev</text:span><text:span text:style-name="T7">#</text:span><text:span text:style-name="T6">2</text:span><text:span text:style-name="T8">5</text:span><text:span text:style-name="T3">)</text:span></text:p>
          </table:table-cell>
          <table:covered-table-cell/>
        </table:table-row>
        <table:table-row>
          <table:table-cell table:style-name="Table1.D2" office:value-type="string">
            <text:p text:style-name="P21">2em Dev</text:p>
          </table:table-cell>
          <table:table-cell table:style-name="Table1.D2" office:value-type="string">
            <text:p text:style-name="P19">10 <text:span text:style-name="T3">(ev</text:span><text:span text:style-name="T7">#</text:span><text:span text:style-name="T5">2</text:span><text:span text:style-name="T3">)</text:span></text:p>
          </table:table-cell>
          <table:table-cell table:style-name="Table1.D2" office:value-type="string">
            <text:p text:style-name="P19"><text:span text:style-name="T9">8.5</text:span> <text:span text:style-name="T3">(ev</text:span><text:span text:style-name="T7">#</text:span><text:span text:style-name="T6">6</text:span><text:span text:style-name="T3">)</text:span></text:p>
          </table:table-cell>
          <table:table-cell table:style-name="Table1.D2" office:value-type="string">
            <text:p text:style-name="P19">10 <text:span text:style-name="T3">(ev</text:span><text:span text:style-name="T7">#</text:span><text:span text:style-name="T6">10</text:span><text:span text:style-name="T3">)</text:span></text:p>
          </table:table-cell>
          <table:table-cell table:style-name="Table1.D2" office:value-type="string">
            <text:p text:style-name="P19">10 <text:span text:style-name="T3">(ev</text:span><text:span text:style-name="T7">#</text:span><text:span text:style-name="T6">1</text:span><text:span text:style-name="T8">4</text:span><text:span text:style-name="T3">)</text:span></text:p>
          </table:table-cell>
          <table:table-cell table:style-name="Table1.D2" office:value-type="string">
            <text:p text:style-name="P19">10 <text:span text:style-name="T3">(ev</text:span><text:span text:style-name="T7">#</text:span><text:span text:style-name="T6">1</text:span><text:span text:style-name="T8">8</text:span><text:span text:style-name="T3">)</text:span></text:p>
          </table:table-cell>
          <table:table-cell table:style-name="Table1.D2" office:value-type="string">
            <text:p text:style-name="P19">10 <text:span text:style-name="T3">(ev</text:span><text:span text:style-name="T7">#</text:span><text:span text:style-name="T6">2</text:span><text:span text:style-name="T8">2</text:span><text:span text:style-name="T3">)</text:span></text:p>
          </table:table-cell>
          <table:table-cell table:style-name="Table1.D2" office:value-type="string">
            <text:p text:style-name="P19">10 <text:span text:style-name="T3">(ev</text:span><text:span text:style-name="T7">#</text:span><text:span text:style-name="T6">2</text:span><text:span text:style-name="T8">6</text:span><text:span text:style-name="T3">)</text:span></text:p>
          </table:table-cell>
          <table:covered-table-cell/>
        </table:table-row>
        <table:table-row>
          <table:table-cell table:style-name="Table1.D2" office:value-type="string">
            <text:p text:style-name="P21">3em Dev</text:p>
          </table:table-cell>
          <table:table-cell table:style-name="Table1.D2" office:value-type="string">
            <text:p text:style-name="P19">10 <text:span text:style-name="T3">(ev</text:span><text:span text:style-name="T7">#</text:span><text:span text:style-name="T5">3</text:span><text:span text:style-name="T3">)</text:span></text:p>
          </table:table-cell>
          <table:table-cell table:style-name="Table1.D2" office:value-type="string">
            <text:p text:style-name="P19"><text:span text:style-name="T9">9.5</text:span> <text:span text:style-name="T3">(ev</text:span><text:span text:style-name="T7">#</text:span><text:span text:style-name="T6">7</text:span><text:span text:style-name="T3">)</text:span></text:p>
          </table:table-cell>
          <table:table-cell table:style-name="Table1.D2" office:value-type="string">
            <text:p text:style-name="P19">10 <text:span text:style-name="T3">(ev</text:span><text:span text:style-name="T7">#</text:span><text:span text:style-name="T6">11</text:span><text:span text:style-name="T3">)</text:span></text:p>
          </table:table-cell>
          <table:table-cell table:style-name="Table1.D2" office:value-type="string">
            <text:p text:style-name="P19">10 <text:span text:style-name="T3">(ev</text:span><text:span text:style-name="T7">#</text:span><text:span text:style-name="T6">1</text:span><text:span text:style-name="T8">5</text:span><text:span text:style-name="T3">)</text:span></text:p>
          </table:table-cell>
          <table:table-cell table:style-name="Table1.D2" office:value-type="string">
            <text:p text:style-name="P19">10 <text:span text:style-name="T3">(ev</text:span><text:span text:style-name="T7">#</text:span><text:span text:style-name="T6">1</text:span><text:span text:style-name="T8">9</text:span><text:span text:style-name="T3">)</text:span></text:p>
          </table:table-cell>
          <table:table-cell table:style-name="Table1.D2" office:value-type="string">
            <text:p text:style-name="P19">10 <text:span text:style-name="T3">(ev</text:span><text:span text:style-name="T7">#</text:span><text:span text:style-name="T6">2</text:span><text:span text:style-name="T8">3</text:span><text:span text:style-name="T3">)</text:span></text:p>
          </table:table-cell>
          <table:table-cell table:style-name="Table1.D2" office:value-type="string">
            <text:p text:style-name="P19">10 <text:span text:style-name="T3">(ev</text:span><text:span text:style-name="T7">#</text:span><text:span text:style-name="T6">2</text:span><text:span text:style-name="T8">7</text:span><text:span text:style-name="T3">)</text:span></text:p>
          </table:table-cell>
          <table:covered-table-cell/>
        </table:table-row>
        <table:table-row>
          <table:table-cell table:style-name="Table1.D2" office:value-type="string">
            <text:p text:style-name="P22">Composition</text:p>
          </table:table-cell>
          <table:table-cell table:style-name="Table1.D2" office:value-type="string">
            <text:p text:style-name="P20">10 <text:span text:style-name="T4">(ev</text:span><text:span text:style-name="T7">#</text:span><text:span text:style-name="T5">4</text:span><text:span text:style-name="T4">)</text:span></text:p>
          </table:table-cell>
          <table:table-cell table:style-name="Table1.D2" office:value-type="string">
            <text:p text:style-name="P20">10 <text:span text:style-name="T4">(ev</text:span><text:span text:style-name="T7">#</text:span><text:span text:style-name="T6">8)</text:span></text:p>
          </table:table-cell>
          <table:table-cell table:style-name="Table1.D2" office:value-type="string">
            <text:p text:style-name="P20">10 <text:span text:style-name="T4">(ev</text:span><text:span text:style-name="T7">#</text:span><text:span text:style-name="T6">12</text:span><text:span text:style-name="T4">)</text:span></text:p>
          </table:table-cell>
          <table:table-cell table:style-name="Table1.D2" office:value-type="string">
            <text:p text:style-name="P20">10 <text:span text:style-name="T4">(ev</text:span><text:span text:style-name="T7">#</text:span><text:span text:style-name="T6">1</text:span><text:span text:style-name="T8">6</text:span><text:span text:style-name="T4">)</text:span></text:p>
          </table:table-cell>
          <table:table-cell table:style-name="Table1.D2" office:value-type="string">
            <text:p text:style-name="P20">10 <text:span text:style-name="T4">(ev</text:span><text:span text:style-name="T7">#</text:span><text:span text:style-name="T8">20</text:span><text:span text:style-name="T4">)</text:span></text:p>
          </table:table-cell>
          <table:table-cell table:style-name="Table1.D2" office:value-type="string">
            <text:p text:style-name="P20">10 <text:span text:style-name="T4">(ev</text:span><text:span text:style-name="T7">#</text:span><text:span text:style-name="T6">2</text:span><text:span text:style-name="T8">4</text:span><text:span text:style-name="T4">)</text:span></text:p>
          </table:table-cell>
          <table:table-cell table:style-name="Table1.D2" office:value-type="string">
            <text:p text:style-name="P20">10 <text:span text:style-name="T4">(ev</text:span><text:span text:style-name="T7">#</text:span><text:span text:style-name="T6">2</text:span><text:span text:style-name="T8">8</text:span><text:span text:style-name="T4">)</text:span></text:p>
          </table:table-cell>
          <table:covered-table-cell/>
        </table:table-row>
      </table:table>
      <text:p text:style-name="P14"/>
      <text:p text:style-name="P14"/>
      <text:p text:style-name="P2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Coleur</text:p>
          </table:table-cell>
          <table:table-cell table:style-name="Table2.B1" office:value-type="string">
            <text:p text:style-name="P12">Signification</text:p>
          </table:table-cell>
        </table:table-row>
        <table:table-row>
          <table:table-cell table:style-name="Table2.A2" office:value-type="string">
            <text:p text:style-name="P13">Program</text:p>
          </table:table-cell>
          <table:table-cell table:style-name="Table2.B2" office:value-type="string">
            <text:p text:style-name="P24">Program</text:p>
          </table:table-cell>
        </table:table-row>
        <table:table-row>
          <table:table-cell table:style-name="Table2.A2" office:value-type="string">
            <text:p text:style-name="P7">Teacher</text:p>
          </table:table-cell>
          <table:table-cell table:style-name="Table2.B2" office:value-type="string">
            <text:p text:style-name="P24">Teacher</text:p>
          </table:table-cell>
        </table:table-row>
        <table:table-row>
          <table:table-cell table:style-name="Table2.A2" office:value-type="string">
            <text:p text:style-name="P9">Field</text:p>
          </table:table-cell>
          <table:table-cell table:style-name="Table2.B2" office:value-type="string">
            <text:p text:style-name="P24">Field</text:p>
          </table:table-cell>
        </table:table-row>
        <table:table-row>
          <table:table-cell table:style-name="Table2.A2" office:value-type="string">
            <text:p text:style-name="P10">francais</text:p>
          </table:table-cell>
          <table:table-cell table:style-name="Table2.B2" office:value-type="string">
            <text:p text:style-name="P24">AffectedProgram</text:p>
          </table:table-cell>
        </table:table-row>
        <table:table-row>
          <table:table-cell table:style-name="Table2.A2" office:value-type="string">
            <text:p text:style-name="P19"><text:span text:style-name="T3">(ev1)</text:span></text:p>
          </table:table-cell>
          <table:table-cell table:style-name="Table2.B2" office:value-type="string">
            <text:p text:style-name="P23">Evaluation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9:32:13.475950427</meta:creation-date>
    <dc:date>2021-01-14T19:45:04.461707854</dc:date>
    <meta:editing-duration>P1DT2H53M56S</meta:editing-duration>
    <meta:editing-cycles>16</meta:editing-cycles>
    <meta:generator>LibreOffice/6.0.7.3$Linux_X86_64 LibreOffice_project/00m0$Build-3</meta:generator>
    <meta:document-statistic meta:table-count="2" meta:image-count="0" meta:object-count="0" meta:page-count="1" meta:paragraph-count="79" meta:word-count="118" meta:character-count="789" meta:non-whitespace-character-count="750"/>
  </office:meta>
</office:document-meta>
</file>